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ystemIcon" style:family="table">
      <style:table-properties style:width="17cm" table:align="margins"/>
    </style:style>
    <style:style style:name="SystemIcon.A" style:family="table-column">
      <style:table-column-properties style:column-width="8.5cm" style:rel-column-width="32767*"/>
    </style:style>
    <style:style style:name="SystemIcon.B" style:family="table-column">
      <style:table-column-properties style:column-width="8.5cm" style:rel-column-width="32768*"/>
    </style:style>
    <style:style style:name="SystemIcon.A1" style:family="table-cell">
      <style:table-cell-properties fo:padding="0.097cm" fo:border-left="0.05pt solid #000000" fo:border-right="none" fo:border-top="0.05pt solid #000000" fo:border-bottom="0.05pt solid #000000"/>
    </style:style>
    <style:style style:name="SystemIcon.B1" style:family="table-cell">
      <style:table-cell-properties fo:padding="0.097cm" fo:border="0.05pt solid #000000"/>
    </style:style>
    <style:style style:name="SystemIcon.A2" style:family="table-cell">
      <style:table-cell-properties fo:padding="0.097cm" fo:border-left="0.05pt solid #000000" fo:border-right="none" fo:border-top="none" fo:border-bottom="0.05pt solid #000000"/>
    </style:style>
    <style:style style:name="SystemIcon.B2" style:family="table-cell">
      <style:table-cell-properties fo:padding="0.097cm" fo:border-left="0.05pt solid #000000" fo:border-right="0.05pt solid #000000" fo:border-top="none" fo:border-bottom="0.05pt solid #000000"/>
    </style:style>
    <style:style style:name="ContextMenu" style:family="table">
      <style:table-properties style:width="17cm" table:align="margins"/>
    </style:style>
    <style:style style:name="ContextMenu.A" style:family="table-column">
      <style:table-column-properties style:column-width="8.5cm" style:rel-column-width="32767*"/>
    </style:style>
    <style:style style:name="ContextMenu.B" style:family="table-column">
      <style:table-column-properties style:column-width="8.5cm" style:rel-column-width="32768*"/>
    </style:style>
    <style:style style:name="ContextMenu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extMenu.B1" style:family="table-cell">
      <style:table-cell-properties fo:padding="0.097cm" fo:border="0.05pt solid #000000"/>
    </style:style>
    <style:style style:name="ContextMenu.A2" style:family="table-cell">
      <style:table-cell-properties fo:padding="0.097cm" fo:border-left="0.05pt solid #000000" fo:border-right="none" fo:border-top="none" fo:border-bottom="0.05pt solid #000000"/>
    </style:style>
    <style:style style:name="ContextMenu.B2" style:family="table-cell">
      <style:table-cell-properties fo:padding="0.097cm" fo:border-left="0.05pt solid #000000" fo:border-right="0.05pt solid #000000" fo:border-top="none" fo:border-bottom="0.05pt solid #000000"/>
    </style:style>
    <style:style style:name="Endpoint" style:family="table">
      <style:table-properties style:width="17cm" table:align="margins"/>
    </style:style>
    <style:style style:name="Endpoint.A" style:family="table-column">
      <style:table-column-properties style:column-width="8.5cm" style:rel-column-width="32767*"/>
    </style:style>
    <style:style style:name="Endpoint.B" style:family="table-column">
      <style:table-column-properties style:column-width="8.5cm" style:rel-column-width="32768*"/>
    </style:style>
    <style:style style:name="Endpoint.A1" style:family="table-cell">
      <style:table-cell-properties fo:padding="0.097cm" fo:border-left="0.05pt solid #000000" fo:border-right="none" fo:border-top="0.05pt solid #000000" fo:border-bottom="0.05pt solid #000000"/>
    </style:style>
    <style:style style:name="Endpoint.B1" style:family="table-cell">
      <style:table-cell-properties fo:padding="0.097cm" fo:border="0.05pt solid #000000"/>
    </style:style>
    <style:style style:name="Endpoint.A2" style:family="table-cell">
      <style:table-cell-properties fo:padding="0.097cm" fo:border-left="0.05pt solid #000000" fo:border-right="none" fo:border-top="none" fo:border-bottom="0.05pt solid #000000"/>
    </style:style>
    <style:style style:name="Endpoint.B2" style:family="table-cell">
      <style:table-cell-properties fo:padding="0.097cm" fo:border-left="0.05pt solid #000000" fo:border-right="0.05pt solid #000000" fo:border-top="none" fo:border-bottom="0.05pt solid #000000"/>
    </style:style>
    <style:style style:name="EndpointPair" style:family="table">
      <style:table-properties style:width="17cm" table:align="margins"/>
    </style:style>
    <style:style style:name="EndpointPair.A" style:family="table-column">
      <style:table-column-properties style:column-width="8.5cm" style:rel-column-width="32767*"/>
    </style:style>
    <style:style style:name="EndpointPair.B" style:family="table-column">
      <style:table-column-properties style:column-width="8.5cm" style:rel-column-width="32768*"/>
    </style:style>
    <style:style style:name="EndpointPair.A1" style:family="table-cell">
      <style:table-cell-properties fo:padding="0.097cm" fo:border-left="0.05pt solid #000000" fo:border-right="none" fo:border-top="0.05pt solid #000000" fo:border-bottom="0.05pt solid #000000"/>
    </style:style>
    <style:style style:name="EndpointPair.B1" style:family="table-cell">
      <style:table-cell-properties fo:padding="0.097cm" fo:border="0.05pt solid #000000"/>
    </style:style>
    <style:style style:name="EndpointPair.A2" style:family="table-cell">
      <style:table-cell-properties fo:padding="0.097cm" fo:border-left="0.05pt solid #000000" fo:border-right="none" fo:border-top="none" fo:border-bottom="0.05pt solid #000000"/>
    </style:style>
    <style:style style:name="EndpointPair.B2" style:family="table-cell">
      <style:table-cell-properties fo:padding="0.097cm" fo:border-left="0.05pt solid #000000" fo:border-right="0.05pt solid #000000" fo:border-top="none" fo:border-bottom="0.05pt solid #000000"/>
    </style:style>
    <style:style style:name="FolderDialog" style:family="table">
      <style:table-properties style:width="17cm" table:align="margins"/>
    </style:style>
    <style:style style:name="FolderDialog.A" style:family="table-column">
      <style:table-column-properties style:column-width="8.5cm" style:rel-column-width="32767*"/>
    </style:style>
    <style:style style:name="FolderDialog.B" style:family="table-column">
      <style:table-column-properties style:column-width="8.5cm" style:rel-column-width="32768*"/>
    </style:style>
    <style:style style:name="FolderDialog.A1" style:family="table-cell">
      <style:table-cell-properties fo:padding="0.097cm" fo:border-left="0.05pt solid #000000" fo:border-right="none" fo:border-top="0.05pt solid #000000" fo:border-bottom="0.05pt solid #000000"/>
    </style:style>
    <style:style style:name="FolderDialog.B1" style:family="table-cell">
      <style:table-cell-properties fo:padding="0.097cm" fo:border="0.05pt solid #000000"/>
    </style:style>
    <style:style style:name="FolderDialog.A2" style:family="table-cell">
      <style:table-cell-properties fo:padding="0.097cm" fo:border-left="0.05pt solid #000000" fo:border-right="none" fo:border-top="none" fo:border-bottom="0.05pt solid #000000"/>
    </style:style>
    <style:style style:name="FolderDialog.B2" style:family="table-cell">
      <style:table-cell-properties fo:padding="0.097cm" fo:border-left="0.05pt solid #000000" fo:border-right="0.05pt solid #000000" fo:border-top="none" fo:border-bottom="0.05pt solid #000000"/>
    </style:style>
    <style:style style:name="Artefact" style:family="table">
      <style:table-properties style:width="17cm" table:align="margins"/>
    </style:style>
    <style:style style:name="Artefact.A" style:family="table-column">
      <style:table-column-properties style:column-width="8.5cm" style:rel-column-width="32767*"/>
    </style:style>
    <style:style style:name="Artefact.B" style:family="table-column">
      <style:table-column-properties style:column-width="8.5cm" style:rel-column-width="32768*"/>
    </style:style>
    <style:style style:name="Artefact.A1" style:family="table-cell">
      <style:table-cell-properties fo:padding="0.097cm" fo:border-left="0.05pt solid #000000" fo:border-right="none" fo:border-top="0.05pt solid #000000" fo:border-bottom="0.05pt solid #000000"/>
    </style:style>
    <style:style style:name="Artefact.B1" style:family="table-cell">
      <style:table-cell-properties fo:padding="0.097cm" fo:border="0.05pt solid #000000"/>
    </style:style>
    <style:style style:name="Artefact.A2" style:family="table-cell">
      <style:table-cell-properties fo:padding="0.097cm" fo:border-left="0.05pt solid #000000" fo:border-right="none" fo:border-top="none" fo:border-bottom="0.05pt solid #000000"/>
    </style:style>
    <style:style style:name="Artefact.B2" style:family="table-cell">
      <style:table-cell-properties fo:padding="0.097cm" fo:border-left="0.05pt solid #000000" fo:border-right="0.05pt solid #000000" fo:border-top="none" fo:border-bottom="0.05pt solid #000000"/>
    </style:style>
    <style:style style:name="ConfigMonitor" style:family="table">
      <style:table-properties style:width="17cm" table:align="margins"/>
    </style:style>
    <style:style style:name="ConfigMonitor.A" style:family="table-column">
      <style:table-column-properties style:column-width="8.5cm" style:rel-column-width="32767*"/>
    </style:style>
    <style:style style:name="ConfigMonitor.B" style:family="table-column">
      <style:table-column-properties style:column-width="8.5cm" style:rel-column-width="32768*"/>
    </style:style>
    <style:style style:name="ConfigMonitor.A1" style:family="table-cell">
      <style:table-cell-properties fo:padding="0.097cm" fo:border-left="0.05pt solid #000000" fo:border-right="none" fo:border-top="0.05pt solid #000000" fo:border-bottom="0.05pt solid #000000"/>
    </style:style>
    <style:style style:name="ConfigMonitor.B1" style:family="table-cell">
      <style:table-cell-properties fo:padding="0.097cm" fo:border="0.05pt solid #000000"/>
    </style:style>
    <style:style style:name="ConfigMonitor.A2" style:family="table-cell">
      <style:table-cell-properties fo:padding="0.097cm" fo:border-left="0.05pt solid #000000" fo:border-right="none" fo:border-top="none" fo:border-bottom="0.05pt solid #000000"/>
    </style:style>
    <style:style style:name="ConfigMonitor.B2" style:family="table-cell">
      <style:table-cell-properties fo:padding="0.097cm" fo:border-left="0.05pt solid #000000" fo:border-right="0.05pt solid #000000" fo:border-top="none" fo:border-bottom="0.05pt solid #000000"/>
    </style:style>
    <style:style style:name="Notification" style:family="table">
      <style:table-properties style:width="17cm" table:align="margins"/>
    </style:style>
    <style:style style:name="Notification.A" style:family="table-column">
      <style:table-column-properties style:column-width="8.5cm" style:rel-column-width="32767*"/>
    </style:style>
    <style:style style:name="Notification.B" style:family="table-column">
      <style:table-column-properties style:column-width="8.5cm" style:rel-column-width="32768*"/>
    </style:style>
    <style:style style:name="Notifica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Notification.B1" style:family="table-cell">
      <style:table-cell-properties fo:padding="0.097cm" fo:border="0.05pt solid #000000"/>
    </style:style>
    <style:style style:name="Notification.A2" style:family="table-cell">
      <style:table-cell-properties fo:padding="0.097cm" fo:border-left="0.05pt solid #000000" fo:border-right="none" fo:border-top="none" fo:border-bottom="0.05pt solid #000000"/>
    </style:style>
    <style:style style:name="Notification.B2" style:family="table-cell">
      <style:table-cell-properties fo:padding="0.097cm" fo:border-left="0.05pt solid #000000" fo:border-right="0.05pt solid #000000" fo:border-top="none" fo:border-bottom="0.05pt solid #000000"/>
    </style:style>
    <style:style style:name="Change" style:family="table">
      <style:table-properties style:width="17cm" table:align="margins"/>
    </style:style>
    <style:style style:name="Change.A" style:family="table-column">
      <style:table-column-properties style:column-width="8.5cm" style:rel-column-width="32767*"/>
    </style:style>
    <style:style style:name="Change.B" style:family="table-column">
      <style:table-column-properties style:column-width="8.5cm" style:rel-column-width="32768*"/>
    </style:style>
    <style:style style:name="Change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.B1" style:family="table-cell">
      <style:table-cell-properties fo:padding="0.097cm" fo:border="0.05pt solid #000000"/>
    </style:style>
    <style:style style:name="Change.A2" style:family="table-cell">
      <style:table-cell-properties fo:padding="0.097cm" fo:border-left="0.05pt solid #000000" fo:border-right="none" fo:border-top="none" fo:border-bottom="0.05pt solid #000000"/>
    </style:style>
    <style:style style:name="Change.B2" style:family="table-cell">
      <style:table-cell-properties fo:padding="0.097cm" fo:border-left="0.05pt solid #000000" fo:border-right="0.05pt solid #000000" fo:border-top="none" fo:border-bottom="0.05pt solid #000000"/>
    </style:style>
    <style:style style:name="Content" style:family="table">
      <style:table-properties style:width="17cm" table:align="margins"/>
    </style:style>
    <style:style style:name="Content.A" style:family="table-column">
      <style:table-column-properties style:column-width="8.5cm" style:rel-column-width="32767*"/>
    </style:style>
    <style:style style:name="Content.B" style:family="table-column">
      <style:table-column-properties style:column-width="8.5cm" style:rel-column-width="32768*"/>
    </style:style>
    <style:style style:name="Content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ent.B1" style:family="table-cell">
      <style:table-cell-properties fo:padding="0.097cm" fo:border="0.05pt solid #000000"/>
    </style:style>
    <style:style style:name="Content.A2" style:family="table-cell">
      <style:table-cell-properties fo:padding="0.097cm" fo:border-left="0.05pt solid #000000" fo:border-right="none" fo:border-top="none" fo:border-bottom="0.05pt solid #000000"/>
    </style:style>
    <style:style style:name="Content.B2" style:family="table-cell">
      <style:table-cell-properties fo:padding="0.097cm" fo:border-left="0.05pt solid #000000" fo:border-right="0.05pt solid #000000" fo:border-top="none" fo:border-bottom="0.05pt solid #000000"/>
    </style:style>
    <style:style style:name="Unsynched-artefactslist" style:family="table">
      <style:table-properties style:width="17cm" table:align="margins"/>
    </style:style>
    <style:style style:name="Unsynched-artefactslist.A" style:family="table-column">
      <style:table-column-properties style:column-width="8.5cm" style:rel-column-width="32767*"/>
    </style:style>
    <style:style style:name="Unsynched-artefactslist.B" style:family="table-column">
      <style:table-column-properties style:column-width="8.5cm" style:rel-column-width="32768*"/>
    </style:style>
    <style:style style:name="Unsynched-artefactslist.A1" style:family="table-cell">
      <style:table-cell-properties fo:padding="0.097cm" fo:border-left="0.05pt solid #000000" fo:border-right="none" fo:border-top="0.05pt solid #000000" fo:border-bottom="0.05pt solid #000000"/>
    </style:style>
    <style:style style:name="Unsynched-artefactslist.B1" style:family="table-cell">
      <style:table-cell-properties fo:padding="0.097cm" fo:border="0.05pt solid #000000"/>
    </style:style>
    <style:style style:name="Unsynched-artefactslist.A2" style:family="table-cell">
      <style:table-cell-properties fo:padding="0.097cm" fo:border-left="0.05pt solid #000000" fo:border-right="none" fo:border-top="none" fo:border-bottom="0.05pt solid #000000"/>
    </style:style>
    <style:style style:name="Unsynched-artefactslist.B2" style:family="table-cell">
      <style:table-cell-properties fo:padding="0.097cm" fo:border-left="0.05pt solid #000000" fo:border-right="0.05pt solid #000000" fo:border-top="none" fo:border-bottom="0.05pt solid #000000"/>
    </style:style>
    <style:style style:name="Exceptions-list" style:family="table">
      <style:table-properties style:width="17cm" table:align="margins"/>
    </style:style>
    <style:style style:name="Exceptions-list.A" style:family="table-column">
      <style:table-column-properties style:column-width="8.5cm" style:rel-column-width="32767*"/>
    </style:style>
    <style:style style:name="Exceptions-list.B" style:family="table-column">
      <style:table-column-properties style:column-width="8.5cm" style:rel-column-width="32768*"/>
    </style:style>
    <style:style style:name="Exceptions-list.A1" style:family="table-cell">
      <style:table-cell-properties fo:padding="0.097cm" fo:border-left="0.05pt solid #000000" fo:border-right="none" fo:border-top="0.05pt solid #000000" fo:border-bottom="0.05pt solid #000000"/>
    </style:style>
    <style:style style:name="Exceptions-list.B1" style:family="table-cell">
      <style:table-cell-properties fo:padding="0.097cm" fo:border="0.05pt solid #000000"/>
    </style:style>
    <style:style style:name="Exceptions-list.A2" style:family="table-cell">
      <style:table-cell-properties fo:padding="0.097cm" fo:border-left="0.05pt solid #000000" fo:border-right="none" fo:border-top="none" fo:border-bottom="0.05pt solid #000000"/>
    </style:style>
    <style:style style:name="Exceptions-list.B2" style:family="table-cell">
      <style:table-cell-properties fo:padding="0.097cm" fo:border-left="0.05pt solid #000000" fo:border-right="0.05pt solid #000000" fo:border-top="none" fo:border-bottom="0.05pt solid #000000"/>
    </style:style>
    <style:style style:name="SynchMonitor" style:family="table">
      <style:table-properties style:width="17cm" table:align="margins"/>
    </style:style>
    <style:style style:name="SynchMonitor.A" style:family="table-column">
      <style:table-column-properties style:column-width="8.5cm" style:rel-column-width="32767*"/>
    </style:style>
    <style:style style:name="SynchMonitor.B" style:family="table-column">
      <style:table-column-properties style:column-width="8.5cm" style:rel-column-width="32768*"/>
    </style:style>
    <style:style style:name="SynchMonitor.A1" style:family="table-cell">
      <style:table-cell-properties fo:padding="0.097cm" fo:border-left="0.05pt solid #000000" fo:border-right="none" fo:border-top="0.05pt solid #000000" fo:border-bottom="0.05pt solid #000000"/>
    </style:style>
    <style:style style:name="SynchMonitor.B1" style:family="table-cell">
      <style:table-cell-properties fo:padding="0.097cm" fo:border="0.05pt solid #000000"/>
    </style:style>
    <style:style style:name="SynchMonitor.A2" style:family="table-cell">
      <style:table-cell-properties fo:padding="0.097cm" fo:border-left="0.05pt solid #000000" fo:border-right="none" fo:border-top="none" fo:border-bottom="0.05pt solid #000000"/>
    </style:style>
    <style:style style:name="SynchMonitor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215be3"/>
    </style:style>
    <style:style style:name="P2" style:family="paragraph" style:parent-style-name="Text_20_body">
      <style:text-properties officeooo:paragraph-rsid="00224441"/>
    </style:style>
    <style:style style:name="P3" style:family="paragraph" style:parent-style-name="Text_20_body">
      <style:text-properties officeooo:paragraph-rsid="002520d3"/>
    </style:style>
    <style:style style:name="P4" style:family="paragraph" style:parent-style-name="Text_20_body">
      <style:text-properties officeooo:paragraph-rsid="0025a03d"/>
    </style:style>
    <style:style style:name="P5" style:family="paragraph" style:parent-style-name="Text_20_body">
      <style:text-properties officeooo:paragraph-rsid="00269b00"/>
    </style:style>
    <style:style style:name="P6" style:family="paragraph" style:parent-style-name="Text_20_body">
      <style:text-properties officeooo:paragraph-rsid="00283d3c"/>
    </style:style>
    <style:style style:name="P7" style:family="paragraph" style:parent-style-name="Text_20_body">
      <style:text-properties officeooo:paragraph-rsid="002912cd"/>
    </style:style>
    <style:style style:name="P8" style:family="paragraph" style:parent-style-name="Text_20_body">
      <style:text-properties officeooo:paragraph-rsid="002a95b6"/>
    </style:style>
    <style:style style:name="P9" style:family="paragraph" style:parent-style-name="Text_20_body">
      <style:text-properties officeooo:paragraph-rsid="00301f97"/>
    </style:style>
    <style:style style:name="P10" style:family="paragraph" style:parent-style-name="Text_20_body">
      <style:text-properties officeooo:paragraph-rsid="00338be1"/>
    </style:style>
    <style:style style:name="P11" style:family="paragraph" style:parent-style-name="Text_20_body">
      <style:text-properties officeooo:paragraph-rsid="0036428c"/>
    </style:style>
    <style:style style:name="P12" style:family="paragraph" style:parent-style-name="Text_20_body">
      <style:text-properties officeooo:paragraph-rsid="00367505"/>
    </style:style>
    <style:style style:name="P13" style:family="paragraph" style:parent-style-name="Text_20_body">
      <style:text-properties officeooo:paragraph-rsid="003713ed"/>
    </style:style>
    <style:style style:name="P14" style:family="paragraph" style:parent-style-name="Text_20_body">
      <style:text-properties officeooo:paragraph-rsid="003b28dc"/>
    </style:style>
    <style:style style:name="P15" style:family="paragraph" style:parent-style-name="Text_20_body">
      <style:text-properties officeooo:paragraph-rsid="003e6b4e"/>
    </style:style>
    <style:style style:name="P16" style:family="paragraph" style:parent-style-name="Text_20_body">
      <style:text-properties officeooo:paragraph-rsid="003e9887"/>
    </style:style>
    <style:style style:name="P17" style:family="paragraph" style:parent-style-name="Text_20_body">
      <style:text-properties officeooo:paragraph-rsid="004470fb"/>
    </style:style>
    <style:style style:name="P18" style:family="paragraph" style:parent-style-name="Text_20_body">
      <style:text-properties officeooo:paragraph-rsid="00439d63"/>
    </style:style>
    <style:style style:name="P19" style:family="paragraph" style:parent-style-name="Text_20_body">
      <style:text-properties officeooo:paragraph-rsid="0046ade1"/>
    </style:style>
    <style:style style:name="P20" style:family="paragraph" style:parent-style-name="Table_20_Heading">
      <style:text-properties officeooo:paragraph-rsid="0048c2f4"/>
    </style:style>
    <style:style style:name="P21" style:family="paragraph" style:parent-style-name="Table_20_Contents">
      <style:text-properties officeooo:paragraph-rsid="0054d0c8"/>
    </style:style>
    <style:style style:name="P22" style:family="paragraph" style:parent-style-name="Table_20_Contents">
      <style:text-properties officeooo:paragraph-rsid="005cef64"/>
    </style:style>
    <style:style style:name="P23" style:family="paragraph" style:parent-style-name="Table_20_Contents">
      <style:text-properties officeooo:paragraph-rsid="0061ce00"/>
    </style:style>
    <style:style style:name="P24" style:family="paragraph" style:parent-style-name="Table_20_Contents">
      <style:text-properties officeooo:paragraph-rsid="00664071"/>
    </style:style>
    <style:style style:name="P25" style:family="paragraph" style:parent-style-name="Text_20_body" style:list-style-name="L1">
      <style:text-properties officeooo:paragraph-rsid="003e9887"/>
    </style:style>
    <style:style style:name="P26" style:family="paragraph" style:parent-style-name="Text_20_body" style:list-style-name="L2">
      <style:text-properties officeooo:paragraph-rsid="003e9887"/>
    </style:style>
    <style:style style:name="P27" style:family="paragraph" style:parent-style-name="Text_20_body" style:list-style-name="L3">
      <style:text-properties officeooo:paragraph-rsid="003e9887"/>
    </style:style>
    <style:style style:name="P28" style:family="paragraph" style:parent-style-name="Text_20_body" style:list-style-name="L3">
      <style:text-properties officeooo:paragraph-rsid="0041d507"/>
    </style:style>
    <style:style style:name="P29" style:family="paragraph" style:parent-style-name="Text_20_body" style:list-style-name="L4">
      <style:text-properties officeooo:paragraph-rsid="004470fb"/>
    </style:style>
    <style:style style:name="P30" style:family="paragraph" style:parent-style-name="Text_20_body" style:list-style-name="L5">
      <style:text-properties officeooo:paragraph-rsid="00439d63"/>
    </style:style>
    <style:style style:name="P31" style:family="paragraph" style:parent-style-name="Text_20_body" style:list-style-name="L6">
      <style:text-properties officeooo:paragraph-rsid="0046ade1"/>
    </style:style>
    <style:style style:name="P32" style:family="paragraph" style:parent-style-name="Text_20_body" style:list-style-name="L6">
      <style:text-properties officeooo:paragraph-rsid="00439d63"/>
    </style:style>
    <style:style style:name="P33" style:family="paragraph" style:parent-style-name="Text_20_body" style:list-style-name="L7">
      <style:text-properties officeooo:paragraph-rsid="003e6b4e"/>
    </style:style>
    <style:style style:name="P34" style:family="paragraph" style:parent-style-name="Text_20_body" style:list-style-name="L7">
      <style:text-properties officeooo:paragraph-rsid="004470fb"/>
    </style:style>
    <style:style style:name="P35" style:family="paragraph" style:parent-style-name="Text_20_body" style:list-style-name="L8">
      <style:text-properties officeooo:paragraph-rsid="004639f1"/>
    </style:style>
    <style:style style:name="P36" style:family="paragraph" style:parent-style-name="Text_20_body" style:list-style-name="L10">
      <style:text-properties officeooo:paragraph-rsid="004639f1"/>
    </style:style>
    <style:style style:name="P37" style:family="paragraph" style:parent-style-name="Text_20_body" style:list-style-name="L11">
      <style:text-properties officeooo:paragraph-rsid="004639f1"/>
    </style:style>
    <style:style style:name="P38" style:family="paragraph" style:parent-style-name="Text_20_body" style:list-style-name="L12">
      <style:text-properties officeooo:paragraph-rsid="004639f1"/>
    </style:style>
    <style:style style:name="P39" style:family="paragraph" style:parent-style-name="Text_20_body" style:list-style-name="L13">
      <style:text-properties officeooo:paragraph-rsid="003e6b4e"/>
    </style:style>
    <style:style style:name="P40" style:family="paragraph" style:parent-style-name="Text_20_body" style:list-style-name="L13">
      <style:text-properties officeooo:paragraph-rsid="0046ade1"/>
    </style:style>
    <style:style style:name="P41" style:family="paragraph" style:parent-style-name="Text_20_body">
      <style:text-properties officeooo:paragraph-rsid="003e6b4e"/>
    </style:style>
    <style:style style:name="P42" style:family="paragraph" style:parent-style-name="Text_20_body" style:list-style-name="L9">
      <style:paragraph-properties fo:background-color="transparent">
        <style:background-image/>
      </style:paragraph-properties>
      <style:text-properties officeooo:paragraph-rsid="003e6b4e"/>
    </style:style>
    <style:style style:name="P43" style:family="paragraph" style:parent-style-name="Text_20_body" style:list-style-name="L9">
      <style:paragraph-properties fo:background-color="transparent">
        <style:background-image/>
      </style:paragraph-properties>
      <style:text-properties officeooo:paragraph-rsid="00484d6f"/>
    </style:style>
    <style:style style:name="P44" style:family="paragraph" style:parent-style-name="Title" style:master-page-name="Standard">
      <style:paragraph-properties style:page-number="auto"/>
      <style:text-properties officeooo:paragraph-rsid="001ffa91"/>
    </style:style>
    <style:style style:name="P45" style:family="paragraph" style:parent-style-name="Heading_20_1">
      <style:text-properties officeooo:paragraph-rsid="0020adc4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text-properties officeooo:paragraph-rsid="0024750b"/>
    </style:style>
    <style:style style:name="P48" style:family="paragraph" style:parent-style-name="Table_20_Contents">
      <style:text-properties officeooo:rsid="004854c8" officeooo:paragraph-rsid="004854c8"/>
    </style:style>
    <style:style style:name="P49" style:family="paragraph" style:parent-style-name="Table_20_Contents">
      <style:text-properties officeooo:rsid="0048c2f4" officeooo:paragraph-rsid="0048c2f4"/>
    </style:style>
    <style:style style:name="P50" style:family="paragraph" style:parent-style-name="Table_20_Contents">
      <style:text-properties officeooo:rsid="005a5d29" officeooo:paragraph-rsid="005a5d29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497046" officeooo:paragraph-rsid="00497046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49c8c2" officeooo:paragraph-rsid="0049c8c2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4bcd42" officeooo:paragraph-rsid="004bcd42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4d9f36" officeooo:paragraph-rsid="004d9f36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4dd6dc" officeooo:paragraph-rsid="004dd6dc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4e3372" officeooo:paragraph-rsid="004e3372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4fd67b" officeooo:paragraph-rsid="004fd67b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50e92a" officeooo:paragraph-rsid="0050e92a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51a92d" officeooo:paragraph-rsid="0051a92d" style:font-weight-asian="bold" style:font-weight-complex="bold"/>
    </style:style>
    <style:style style:name="P60" style:family="paragraph" style:parent-style-name="Table_20_Contents">
      <style:text-properties officeooo:rsid="00497046" officeooo:paragraph-rsid="00497046"/>
    </style:style>
    <style:style style:name="P61" style:family="paragraph" style:parent-style-name="Table_20_Contents">
      <style:text-properties officeooo:rsid="005f08d4" officeooo:paragraph-rsid="005f08d4"/>
    </style:style>
    <style:style style:name="P62" style:family="paragraph" style:parent-style-name="Table_20_Contents">
      <style:text-properties officeooo:rsid="004a3d98" officeooo:paragraph-rsid="004a3d98"/>
    </style:style>
    <style:style style:name="P63" style:family="paragraph" style:parent-style-name="Table_20_Contents">
      <style:text-properties officeooo:rsid="005ba544" officeooo:paragraph-rsid="005ba544"/>
    </style:style>
    <style:style style:name="P64" style:family="paragraph" style:parent-style-name="Table_20_Contents">
      <style:text-properties officeooo:rsid="0056cb2e" officeooo:paragraph-rsid="0056cb2e"/>
    </style:style>
    <style:style style:name="P65" style:family="paragraph" style:parent-style-name="Table_20_Contents">
      <style:text-properties officeooo:rsid="004d9f36" officeooo:paragraph-rsid="004d9f36"/>
    </style:style>
    <style:style style:name="P66" style:family="paragraph" style:parent-style-name="Table_20_Contents">
      <style:text-properties officeooo:rsid="005d89b4" officeooo:paragraph-rsid="005d89b4"/>
    </style:style>
    <style:style style:name="P67" style:family="paragraph" style:parent-style-name="Table_20_Contents">
      <style:text-properties officeooo:rsid="004dd6dc" officeooo:paragraph-rsid="004dd6dc"/>
    </style:style>
    <style:style style:name="P68" style:family="paragraph" style:parent-style-name="Table_20_Contents">
      <style:text-properties officeooo:rsid="006054d0" officeooo:paragraph-rsid="006054d0"/>
    </style:style>
    <style:style style:name="P69" style:family="paragraph" style:parent-style-name="Table_20_Contents">
      <style:text-properties officeooo:rsid="005301f3" officeooo:paragraph-rsid="005301f3"/>
    </style:style>
    <style:style style:name="P70" style:family="paragraph" style:parent-style-name="Table_20_Contents">
      <style:text-properties officeooo:rsid="00630115" officeooo:paragraph-rsid="00630115"/>
    </style:style>
    <style:style style:name="P71" style:family="paragraph" style:parent-style-name="Table_20_Contents">
      <style:text-properties officeooo:rsid="0061ce00" officeooo:paragraph-rsid="0061ce00"/>
    </style:style>
    <style:style style:name="P72" style:family="paragraph" style:parent-style-name="Table_20_Contents">
      <style:text-properties officeooo:rsid="00638e27" officeooo:paragraph-rsid="00638e27"/>
    </style:style>
    <style:style style:name="P73" style:family="paragraph" style:parent-style-name="Table_20_Contents">
      <style:text-properties officeooo:rsid="0053b748" officeooo:paragraph-rsid="0053b748"/>
    </style:style>
    <style:style style:name="P74" style:family="paragraph" style:parent-style-name="Table_20_Contents">
      <style:text-properties officeooo:rsid="0064eab8" officeooo:paragraph-rsid="0064eab8"/>
    </style:style>
    <style:style style:name="P75" style:family="paragraph" style:parent-style-name="Table_20_Contents">
      <style:text-properties officeooo:rsid="0064eab8" officeooo:paragraph-rsid="00652141"/>
    </style:style>
    <style:style style:name="P76" style:family="paragraph" style:parent-style-name="Table_20_Contents">
      <style:text-properties officeooo:rsid="00540fd3" officeooo:paragraph-rsid="00540fd3"/>
    </style:style>
    <style:style style:name="P77" style:family="paragraph" style:parent-style-name="Table_20_Contents">
      <style:text-properties officeooo:rsid="0054d0c8" officeooo:paragraph-rsid="0054d0c8"/>
    </style:style>
    <style:style style:name="P78" style:family="paragraph" style:parent-style-name="Table_20_Contents">
      <style:text-properties officeooo:rsid="00674fa4" officeooo:paragraph-rsid="00674fa4"/>
    </style:style>
    <style:style style:name="P79" style:family="paragraph" style:parent-style-name="Table_20_Contents">
      <style:text-properties officeooo:rsid="00685ea2" officeooo:paragraph-rsid="00685ea2"/>
    </style:style>
    <style:style style:name="P80" style:family="paragraph" style:parent-style-name="Table_20_Contents">
      <style:text-properties officeooo:rsid="0069ad14" officeooo:paragraph-rsid="0069ad14"/>
    </style:style>
    <style:style style:name="P81" style:family="paragraph" style:parent-style-name="Table_20_Heading">
      <style:text-properties officeooo:rsid="0048c2f4" officeooo:paragraph-rsid="0048c2f4"/>
    </style:style>
    <style:style style:name="T1" style:family="text">
      <style:text-properties fo:color="#333333" style:font-name="Arial" fo:font-size="10.5pt" officeooo:rsid="000bb0c8" style:font-size-asian="10.5pt" style:font-name-complex="Arial" style:font-size-complex="10.5pt"/>
    </style:style>
    <style:style style:name="T2" style:family="text">
      <style:text-properties fo:color="#333333" style:font-name="Arial" fo:font-size="10.5pt" officeooo:rsid="000fe696" style:font-size-asian="10.5pt" style:font-name-complex="Arial" style:font-size-complex="10.5pt"/>
    </style:style>
    <style:style style:name="T3" style:family="text">
      <style:text-properties fo:color="#333333" style:font-name="Arial" fo:font-size="10.5pt" officeooo:rsid="0015b4f2" style:font-size-asian="10.5pt" style:font-name-complex="Arial" style:font-size-complex="10.5pt"/>
    </style:style>
    <style:style style:name="T4" style:family="text">
      <style:text-properties fo:color="#333333" style:font-name="Arial" fo:font-size="10.5pt" officeooo:rsid="0020adc4" style:font-size-asian="10.5pt" style:font-name-complex="Arial" style:font-size-complex="10.5pt"/>
    </style:style>
    <style:style style:name="T5" style:family="text">
      <style:text-properties fo:color="#333333" style:font-name="Arial" fo:font-size="10.5pt" officeooo:rsid="00215be3" style:font-size-asian="10.5pt" style:font-name-complex="Arial" style:font-size-complex="10.5pt"/>
    </style:style>
    <style:style style:name="T6" style:family="text">
      <style:text-properties fo:color="#333333" style:font-name="Arial" fo:font-size="10.5pt" officeooo:rsid="00224441" style:font-size-asian="10.5pt" style:font-name-complex="Arial" style:font-size-complex="10.5pt"/>
    </style:style>
    <style:style style:name="T7" style:family="text">
      <style:text-properties fo:color="#333333" style:font-name="Arial" fo:font-size="10.5pt" officeooo:rsid="0023d5cc" style:font-size-asian="10.5pt" style:font-name-complex="Arial" style:font-size-complex="10.5pt"/>
    </style:style>
    <style:style style:name="T8" style:family="text">
      <style:text-properties fo:color="#333333" style:font-name="Arial" fo:font-size="10.5pt" officeooo:rsid="0023ef14" style:font-size-asian="10.5pt" style:font-name-complex="Arial" style:font-size-complex="10.5pt"/>
    </style:style>
    <style:style style:name="T9" style:family="text">
      <style:text-properties fo:color="#333333" style:font-name="Arial" fo:font-size="10.5pt" officeooo:rsid="002520d3" style:font-size-asian="10.5pt" style:font-name-complex="Arial" style:font-size-complex="10.5pt"/>
    </style:style>
    <style:style style:name="T10" style:family="text">
      <style:text-properties fo:color="#333333" style:font-name="Arial" fo:font-size="10.5pt" officeooo:rsid="0025a03d" style:font-size-asian="10.5pt" style:font-name-complex="Arial" style:font-size-complex="10.5pt"/>
    </style:style>
    <style:style style:name="T11" style:family="text">
      <style:text-properties fo:color="#333333" style:font-name="Arial" fo:font-size="10.5pt" officeooo:rsid="00269b00" style:font-size-asian="10.5pt" style:font-name-complex="Arial" style:font-size-complex="10.5pt"/>
    </style:style>
    <style:style style:name="T12" style:family="text">
      <style:text-properties fo:color="#333333" style:font-name="Arial" fo:font-size="10.5pt" officeooo:rsid="00283d3c" style:font-size-asian="10.5pt" style:font-name-complex="Arial" style:font-size-complex="10.5pt"/>
    </style:style>
    <style:style style:name="T13" style:family="text">
      <style:text-properties fo:color="#333333" style:font-name="Arial" fo:font-size="10.5pt" officeooo:rsid="0028e6fc" style:font-size-asian="10.5pt" style:font-name-complex="Arial" style:font-size-complex="10.5pt"/>
    </style:style>
    <style:style style:name="T14" style:family="text">
      <style:text-properties fo:color="#333333" style:font-name="Arial" fo:font-size="10.5pt" officeooo:rsid="002912cd" style:font-size-asian="10.5pt" style:font-name-complex="Arial" style:font-size-complex="10.5pt"/>
    </style:style>
    <style:style style:name="T15" style:family="text">
      <style:text-properties fo:color="#333333" style:font-name="Arial" fo:font-size="10.5pt" officeooo:rsid="002a95b6" style:font-size-asian="10.5pt" style:font-name-complex="Arial" style:font-size-complex="10.5pt"/>
    </style:style>
    <style:style style:name="T16" style:family="text">
      <style:text-properties fo:color="#333333" style:font-name="Arial" fo:font-size="10.5pt" officeooo:rsid="002afc49" style:font-size-asian="10.5pt" style:font-name-complex="Arial" style:font-size-complex="10.5pt"/>
    </style:style>
    <style:style style:name="T17" style:family="text">
      <style:text-properties fo:color="#333333" style:font-name="Arial" fo:font-size="10.5pt" officeooo:rsid="002ca8e9" style:font-size-asian="10.5pt" style:font-name-complex="Arial" style:font-size-complex="10.5pt"/>
    </style:style>
    <style:style style:name="T18" style:family="text">
      <style:text-properties fo:color="#333333" style:font-name="Arial" fo:font-size="10.5pt" officeooo:rsid="003714e3" style:font-size-asian="10.5pt" style:font-name-complex="Arial" style:font-size-complex="10.5pt"/>
    </style:style>
    <style:style style:name="T19" style:family="text">
      <style:text-properties fo:color="#333333" style:font-name="Arial" fo:font-size="10.5pt" officeooo:rsid="0039467e" style:font-size-asian="10.5pt" style:font-name-complex="Arial" style:font-size-complex="10.5pt"/>
    </style:style>
    <style:style style:name="T20" style:family="text">
      <style:text-properties fo:color="#333333" style:font-name="Arial" fo:font-size="10.5pt" officeooo:rsid="003b28dc" style:font-size-asian="10.5pt" style:font-name-complex="Arial" style:font-size-complex="10.5pt"/>
    </style:style>
    <style:style style:name="T21" style:family="text">
      <style:text-properties fo:color="#333333" style:font-name="Arial" fo:font-size="10.5pt" officeooo:rsid="003ceff5" style:font-size-asian="10.5pt" style:font-name-complex="Arial" style:font-size-complex="10.5pt"/>
    </style:style>
    <style:style style:name="T22" style:family="text">
      <style:text-properties fo:color="#333333" style:font-name="Arial" fo:font-size="10.5pt" officeooo:rsid="003d6481" style:font-size-asian="10.5pt" style:font-name-complex="Arial" style:font-size-complex="10.5pt"/>
    </style:style>
    <style:style style:name="T23" style:family="text">
      <style:text-properties fo:color="#333333" style:font-name="Arial" fo:font-size="10.5pt" officeooo:rsid="003da320" style:font-size-asian="10.5pt" style:font-name-complex="Arial" style:font-size-complex="10.5pt"/>
    </style:style>
    <style:style style:name="T24" style:family="text">
      <style:text-properties fo:color="#333333" style:font-name="Arial" fo:font-size="10.5pt" officeooo:rsid="003db111" style:font-size-asian="10.5pt" style:font-name-complex="Arial" style:font-size-complex="10.5pt"/>
    </style:style>
    <style:style style:name="T25" style:family="text">
      <style:text-properties fo:color="#333333" style:font-name="Arial" fo:font-size="10.5pt" officeooo:rsid="003e9887" style:font-size-asian="10.5pt" style:font-name-complex="Arial" style:font-size-complex="10.5pt"/>
    </style:style>
    <style:style style:name="T26" style:family="text">
      <style:text-properties fo:color="#333333" style:font-name="Arial" fo:font-size="10.5pt" officeooo:rsid="003febdb" style:font-size-asian="10.5pt" style:font-name-complex="Arial" style:font-size-complex="10.5pt"/>
    </style:style>
    <style:style style:name="T27" style:family="text">
      <style:text-properties fo:color="#333333" style:font-name="Arial" fo:font-size="10.5pt" officeooo:rsid="0041d507" style:font-size-asian="10.5pt" style:font-name-complex="Arial" style:font-size-complex="10.5pt"/>
    </style:style>
    <style:style style:name="T28" style:family="text">
      <style:text-properties fo:color="#333333" style:font-name="Arial" fo:font-size="10.5pt" officeooo:rsid="00439d63" style:font-size-asian="10.5pt" style:font-name-complex="Arial" style:font-size-complex="10.5pt"/>
    </style:style>
    <style:style style:name="T29" style:family="text">
      <style:text-properties fo:color="#333333" style:font-name="Arial" fo:font-size="10.5pt" officeooo:rsid="004470fb" style:font-size-asian="10.5pt" style:font-name-complex="Arial" style:font-size-complex="10.5pt"/>
    </style:style>
    <style:style style:name="T30" style:family="text">
      <style:text-properties fo:color="#333333" style:font-name="Arial" fo:font-size="10.5pt" officeooo:rsid="004639f1" style:font-size-asian="10.5pt" style:font-name-complex="Arial" style:font-size-complex="10.5pt"/>
    </style:style>
    <style:style style:name="T31" style:family="text">
      <style:text-properties fo:color="#333333" style:font-name="Arial" fo:font-size="10.5pt" officeooo:rsid="0046ade1" style:font-size-asian="10.5pt" style:font-name-complex="Arial" style:font-size-complex="10.5pt"/>
    </style:style>
    <style:style style:name="T32" style:family="text">
      <style:text-properties fo:color="#333333" style:font-name="Arial" fo:font-size="10.5pt" officeooo:rsid="00477eff" style:font-size-asian="10.5pt" style:font-name-complex="Arial" style:font-size-complex="10.5pt"/>
    </style:style>
    <style:style style:name="T33" style:family="text">
      <style:text-properties fo:color="#333333" style:font-name="Arial" fo:font-size="10.5pt" officeooo:rsid="006d3025" style:font-size-asian="10.5pt" style:font-name-complex="Arial" style:font-size-complex="10.5pt"/>
    </style:style>
    <style:style style:name="T34" style:family="text">
      <style:text-properties fo:color="#333333" style:font-name="Arial" fo:font-size="10.5pt" officeooo:rsid="00709040" style:font-size-asian="10.5pt" style:font-name-complex="Arial" style:font-size-complex="10.5pt"/>
    </style:style>
    <style:style style:name="T35" style:family="text">
      <style:text-properties fo:color="#333333" style:font-name="Arial" fo:font-size="10.5pt" officeooo:rsid="00484d6f" fo:background-color="transparent" style:font-size-asian="10.5pt" style:font-name-complex="Arial" style:font-size-complex="10.5pt"/>
    </style:style>
    <style:style style:name="T36" style:family="text">
      <style:text-properties fo:color="#333333" style:font-name="Times New Roman" fo:font-size="12pt" fo:font-weight="bold" officeooo:rsid="0048c2f4" style:font-size-asian="12pt" style:font-weight-asian="bold" style:font-name-complex="Arial" style:font-size-complex="12pt" style:font-weight-complex="bold"/>
    </style:style>
    <style:style style:name="T37" style:family="text">
      <style:text-properties officeooo:rsid="0054d0c8"/>
    </style:style>
    <style:style style:name="T38" style:family="text">
      <style:text-properties officeooo:rsid="0058cb0b"/>
    </style:style>
    <style:style style:name="T39" style:family="text">
      <style:text-properties officeooo:rsid="005a5d29"/>
    </style:style>
    <style:style style:name="T40" style:family="text">
      <style:text-properties officeooo:rsid="006054d0"/>
    </style:style>
    <style:style style:name="T41" style:family="text">
      <style:text-properties officeooo:rsid="0061ce00"/>
    </style:style>
    <style:style style:name="T42" style:family="text">
      <style:text-properties officeooo:rsid="00638e27"/>
    </style:style>
    <style:style style:name="T43" style:family="text">
      <style:text-properties officeooo:rsid="0065ae8b"/>
    </style:style>
    <style:style style:name="T44" style:family="text">
      <style:text-properties officeooo:rsid="006b6b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apple-style-span"><text:span text:style-name="T1">Project Idea: </text:span></text:span><text:span text:style-name="apple-style-span"><text:span text:style-name="T2">Local </text:span></text:span><text:span text:style-name="apple-style-span"><text:span text:style-name="T3">synch</text:span></text:span></text:p>
      <text:h text:style-name="P45" text:outline-level="1"><text:span text:style-name="apple-style-span"><text:span text:style-name="T4">Class </text:span></text:span><text:span text:style-name="apple-style-span"><text:span text:style-name="T7">Identification</text:span></text:span></text:h>
      <text:p text:style-name="P1"><text:span text:style-name="apple-style-span"><text:span text:style-name="T5">Use-cases to be analysed and broken down in to classes for the problem-domain. Use-cases organised according to identified sub-system.</text:span></text:span></text:p>
      <text:h text:style-name="Heading_20_2" text:outline-level="2"><text:span text:style-name="apple-style-span"><text:span text:style-name="T5">User Interface</text:span></text:span></text:h>
      <text:p text:style-name="P1"><text:span text:style-name="apple-style-span"><text:span text:style-name="T5">Two use-cases identified here for this sub-system: Select endpoints, and Select endpoint-exceptions.</text:span></text:span></text:p>
      <text:h text:style-name="Heading_20_3" text:outline-level="3"><text:span text:style-name="apple-style-span"><text:span text:style-name="T5">Select endpoints</text:span></text:span></text:h>
      <text:p text:style-name="P3"><text:span text:style-name="apple-style-span"><text:span text:style-name="T9">Nouns:</text:span></text:span></text:p>
      <text:p text:style-name="P3"><text:span text:style-name="apple-style-span"><text:span text:style-name="T9">System icon; Context menu; option; endpoint; endpoint-set; folder; folder-dialog; endpoint-location</text:span></text:span></text:p>
      <text:h text:style-name="Heading_20_3" text:outline-level="3"><text:span text:style-name="apple-style-span"><text:span text:style-name="T5">Select endpoint-exceptions</text:span></text:span></text:h>
      <text:p text:style-name="P4"><text:span text:style-name="apple-style-span"><text:span text:style-name="T10">Nouns:</text:span></text:span></text:p>
      <text:p text:style-name="P4"><text:span text:style-name="apple-style-span"><text:span text:style-name="T9">System icon; Context menu; option; endpoint; endpoint-set; folder; folder-dialog; endpoint-location; </text:span></text:span><text:span text:style-name="apple-style-span"><text:span text:style-name="T10">artefact</text:span></text:span></text:p>
      <text:h text:style-name="Heading_20_2" text:outline-level="2"><text:span text:style-name="apple-style-span"><text:span text:style-name="T5">Monitor</text:span></text:span></text:h>
      <text:p text:style-name="P2"><text:span text:style-name="apple-style-span"><text:span text:style-name="T6">Three use-cases identified here: Monitor endpoints, Monitor exceptions, and Synchronise changes.</text:span></text:span></text:p>
      <text:h text:style-name="Heading_20_3" text:outline-level="3"><text:span text:style-name="apple-style-span"><text:span text:style-name="T5">Monitor endpoints</text:span></text:span></text:h>
      <text:p text:style-name="P5"><text:span text:style-name="apple-style-span"><text:span text:style-name="T11">Nouns:</text:span></text:span></text:p>
      <text:p text:style-name="P6"><text:span text:style-name="apple-style-span"><text:span text:style-name="T12">ConfigMonitor; notification; filesystem; change; </text:span></text:span><text:span text:style-name="apple-style-span"><text:span text:style-name="T13">content; list of unsynched artefacts; </text:span></text:span></text:p>
      <text:h text:style-name="Heading_20_3" text:outline-level="3"><text:span text:style-name="apple-style-span"><text:span text:style-name="T5">Monitor exceptions</text:span></text:span></text:h>
      <text:p text:style-name="P6"><text:span text:style-name="apple-style-span"><text:span text:style-name="T11">Nouns:</text:span></text:span></text:p>
      <text:p text:style-name="P7"><text:span text:style-name="apple-style-span"><text:span text:style-name="T14">Notification; change; exceptions-list; list of unsynched artefacts</text:span></text:span></text:p>
      <text:h text:style-name="Heading_20_3" text:outline-level="3"><text:span text:style-name="apple-style-span"><text:span text:style-name="T5">Synchronise changes</text:span></text:span></text:h>
      <text:p text:style-name="P6"><text:span text:style-name="apple-style-span"><text:span text:style-name="T11">Nouns:</text:span></text:span></text:p>
      <text:p text:style-name="P8"><text:span text:style-name="apple-style-span"><text:span text:style-name="T15">SynchMonitor; notification; change; unsynched-artefacts list; ConfigMonitor; endpoint</text:span></text:span></text:p>
      <text:p text:style-name="P8"><text:span text:style-name="apple-style-span"><text:span text:style-name="T15"/></text:span></text:p>
      <text:h text:style-name="Heading_20_2" text:outline-level="2"><text:span text:style-name="apple-style-span"><text:span text:style-name="T16">Classes identified from use-case</text:span></text:span></text:h>
      <text:h text:style-name="Heading_20_3" text:outline-level="3"><text:span text:style-name="apple-style-span"><text:span text:style-name="T5">User Interface</text:span></text:span></text:h>
      <text:p text:style-name="P9"><text:span text:style-name="apple-style-span"><text:span text:style-name="T9">System icon: </text:span></text:span><text:span text:style-name="apple-style-span"><text:span text:style-name="T19">An icon visible somewhere in the User's desktop/workspace area</text:span></text:span></text:p>
      <text:p text:style-name="P9"><text:span text:style-name="apple-style-span"><text:span text:style-name="T9">Context menu: </text:span></text:span><text:span text:style-name="apple-style-span"><text:span text:style-name="T19">A menu accessed via the System icon presenting main functionality</text:span></text:span></text:p>
      <text:p text:style-name="P9"><text:span text:style-name="apple-style-span"><text:span text:style-name="T9">option: </text:span></text:span><text:span text:style-name="apple-style-span"><text:span text:style-name="T19">An item on the Context menu representing a functional feature</text:span></text:span></text:p>
      <text:p text:style-name="P9"><text:span text:style-name="apple-style-span"><text:span text:style-name="T9">endpoint: </text:span></text:span><text:span text:style-name="apple-style-span"><text:span text:style-name="T20">A folder within a filesystem</text:span></text:span></text:p>
      <text:p text:style-name="P9"><text:span text:style-name="apple-style-span"><text:span text:style-name="T9">endpoint-set: </text:span></text:span><text:span text:style-name="apple-style-span"><text:span text:style-name="T20">And association of two endpoints on</text:span></text:span></text:p>
      <text:p text:style-name="P14"><text:span text:style-name="apple-style-span"><text:span text:style-name="T9">folder: </text:span></text:span><text:span text:style-name="apple-style-span"><text:span text:style-name="T20">A folder within a filesystem [Modelling not necessary]</text:span></text:span></text:p>
      <text:p text:style-name="P9"><text:soft-page-break/><text:span text:style-name="apple-style-span"><text:span text:style-name="T9">folder-dialog: </text:span></text:span><text:span text:style-name="apple-style-span"><text:span text:style-name="T21">A dialog for choosing a filesystem folder</text:span></text:span></text:p>
      <text:p text:style-name="P9"><text:span text:style-name="apple-style-span"><text:span text:style-name="T9">endpoint-location: </text:span></text:span><text:span text:style-name="apple-style-span"><text:span text:style-name="T21">A filesystem path</text:span></text:span></text:p>
      <text:p text:style-name="P10"><text:span text:style-name="apple-style-span"><text:span text:style-name="T10">artefact: </text:span></text:span><text:span text:style-name="apple-style-span"><text:span text:style-name="T21">A file</text:span></text:span></text:p>
      <text:h text:style-name="Heading_20_3" text:outline-level="3"><text:span text:style-name="apple-style-span"><text:span text:style-name="T17">Monitor</text:span></text:span></text:h>
      <text:p text:style-name="P11"><text:span text:style-name="apple-style-span"><text:span text:style-name="T12">ConfigMonitor: </text:span></text:span><text:span text:style-name="apple-style-span"><text:span text:style-name="T22">An active entity which detects and handles changes in configuration</text:span></text:span></text:p>
      <text:p text:style-name="P11"><text:span text:style-name="apple-style-span"><text:span text:style-name="T12">notification: </text:span></text:span><text:span text:style-name="apple-style-span"><text:span text:style-name="T22">A system message that an event has occurred</text:span></text:span></text:p>
      <text:p text:style-name="P11"><text:span text:style-name="apple-style-span"><text:span text:style-name="T12">filesystem: </text:span></text:span><text:span text:style-name="apple-style-span"><text:span text:style-name="T22">A file-system dealt with by an operating system</text:span></text:span></text:p>
      <text:p text:style-name="P11"><text:span text:style-name="apple-style-span"><text:span text:style-name="T12">change: </text:span></text:span><text:span text:style-name="apple-style-span"><text:span text:style-name="T22">A create- or edit-event to </text:span></text:span><text:span text:style-name="apple-style-span"><text:span text:style-name="T23">one or more</text:span></text:span><text:span text:style-name="apple-style-span"><text:span text:style-name="T22"> file</text:span></text:span><text:span text:style-name="apple-style-span"><text:span text:style-name="T23">s</text:span></text:span><text:span text:style-name="apple-style-span"><text:span text:style-name="T22"> in a file-system</text:span></text:span></text:p>
      <text:p text:style-name="P11"><text:span text:style-name="apple-style-span"><text:span text:style-name="T13">content: </text:span></text:span><text:span text:style-name="apple-style-span"><text:span text:style-name="T22">A collection of artefacts within an endpoint</text:span></text:span></text:p>
      <text:p text:style-name="P13"><text:span text:style-name="apple-style-span"><text:span text:style-name="T15">unsynched-artefacts list</text:span></text:span><text:span text:style-name="apple-style-span"><text:span text:style-name="T13">: </text:span></text:span><text:span text:style-name="apple-style-span"><text:span text:style-name="T23">A list of artefacts in an endpoint which must be synched to the corresponding endpoint</text:span></text:span></text:p>
      <text:p text:style-name="P12"><text:span text:style-name="apple-style-span"><text:span text:style-name="T14">exceptions-list: </text:span></text:span><text:span text:style-name="apple-style-span"><text:span text:style-name="T23">A list of artefacts within an endpoint which are not to be synchronised</text:span></text:span></text:p>
      <text:p text:style-name="P13"><text:span text:style-name="apple-style-span"><text:span text:style-name="T15">SynchMonitor: </text:span></text:span><text:span text:style-name="apple-style-span"><text:span text:style-name="T23">An active entity which synchronises artefacts listed in the unsynched-artefacts list</text:span></text:span></text:p>
      <text:p text:style-name="Text_20_body"><text:span text:style-name="apple-style-span"><text:span text:style-name="T18"/></text:span></text:p>
      <text:p text:style-name="Text_20_body"><text:span text:style-name="apple-style-span"><text:span text:style-name="T24"/></text:span></text:p>
      <text:h text:style-name="P46" text:outline-level="1"><text:span text:style-name="apple-style-span"><text:span text:style-name="T8">Responsibilities</text:span></text:span></text:h>
      <text:p text:style-name="Text_20_body"><text:span text:style-name="apple-style-span"><text:span text:style-name="T8"/></text:span></text:p>
      <text:h text:style-name="P47" text:outline-level="2"><text:span text:style-name="apple-style-span"><text:span text:style-name="T5">User Interface</text:span></text:span></text:h>
      <text:h text:style-name="Heading_20_3" text:outline-level="3"><text:span text:style-name="apple-style-span"><text:span text:style-name="T9">System icon</text:span></text:span></text:h>
      <text:list xml:id="list814259871963846315" text:style-name="L1">
        <text:list-item>
          <text:p text:style-name="P25"><text:span text:style-name="apple-style-span"><text:span text:style-name="T25">Displays indication of running state of system</text:span></text:span></text:p>
        </text:list-item>
        <text:list-item>
          <text:p text:style-name="P25"><text:span text:style-name="apple-style-span"><text:span text:style-name="T25">Displays indication of endpoint-synchronisations</text:span></text:span></text:p>
        </text:list-item>
      </text:list>
      <text:p text:style-name="P16"><text:span text:style-name="apple-style-span"><text:span text:style-name="T25"/></text:span></text:p>
      <table:table table:name="SystemIcon" table:style-name="SystemIcon">
        <table:table-column table:style-name="SystemIcon.A"/>
        <table:table-column table:style-name="SystemIcon.B"/>
        <table:table-row>
          <table:table-cell table:style-name="SystemIcon.A1" office:value-type="string">
            <text:p text:style-name="P20"><text:span text:style-name="apple-style-span"><text:span text:style-name="T36">System icon</text:span></text:span></text:p>
          </table:table-cell>
          <table:table-cell table:style-name="SystemIcon.B1" office:value-type="string">
            <text:p text:style-name="Table_20_Contents"/>
          </table:table-cell>
        </table:table-row>
        <table:table-row>
          <table:table-cell table:style-name="SystemIcon.A2" office:value-type="string">
            <text:p text:style-name="P48">displays indication of running state of system</text:p>
          </table:table-cell>
          <table:table-cell table:style-name="SystemIcon.B2" office:value-type="string">
            <text:p text:style-name="P22"><text:span text:style-name="apple-style-span"><text:span text:style-name="T15"/></text:span></text:p>
          </table:table-cell>
        </table:table-row>
        <table:table-row>
          <table:table-cell table:style-name="SystemIcon.A2" office:value-type="string">
            <text:p text:style-name="P48">displays indication of endpoint-synchronisations</text:p>
          </table:table-cell>
          <table:table-cell table:style-name="SystemIcon.B2" office:value-type="string">
            <text:p text:style-name="P22"><text:span text:style-name="T39">ConfigMonitor, </text:span><text:span text:style-name="apple-style-span"><text:span text:style-name="T15">SynchMonitor</text:span></text:span></text:p>
          </table:table-cell>
        </table:table-row>
      </table:table>
      <text:p text:style-name="P16"><text:span text:style-name="apple-style-span"><text:span text:style-name="T25"/></text:span></text:p>
      <text:h text:style-name="Heading_20_3" text:outline-level="3"><text:span text:style-name="apple-style-span"><text:span text:style-name="T9">Context menu</text:span></text:span></text:h>
      <text:list xml:id="list5448602469222094218" text:style-name="L2">
        <text:list-item>
          <text:p text:style-name="P26"><text:span text:style-name="apple-style-span"><text:span text:style-name="T25">Displays functions to perform</text:span></text:span></text:p>
        </text:list-item>
        <text:list-item>
          <text:p text:style-name="P26"><text:span text:style-name="apple-style-span"><text:span text:style-name="T25">Gets function to perform</text:span></text:span></text:p>
        </text:list-item>
      </text:list>
      <text:p text:style-name="P15"><text:span text:style-name="apple-style-span"><text:span text:style-name="T9"/></text:span></text:p>
      <table:table table:name="ContextMenu" table:style-name="ContextMenu">
        <table:table-column table:style-name="ContextMenu.A"/>
        <table:table-column table:style-name="ContextMenu.B"/>
        <table:table-header-rows>
          <table:table-row>
            <table:table-cell table:style-name="ContextMenu.A1" office:value-type="string">
              <text:p text:style-name="P81">Context menu</text:p>
            </table:table-cell>
            <table:table-cell table:style-name="ContextMenu.B1" office:value-type="string">
              <text:p text:style-name="Table_20_Heading"/>
            </table:table-cell>
          </table:table-row>
        </table:table-header-rows>
        <table:table-row>
          <table:table-cell table:style-name="ContextMenu.A2" office:value-type="string">
            <text:p text:style-name="P49">displays functions to perform</text:p>
          </table:table-cell>
          <table:table-cell table:style-name="ContextMenu.B2" office:value-type="string">
            <text:p text:style-name="P50">System icon</text:p>
          </table:table-cell>
        </table:table-row>
        <table:table-row>
          <table:table-cell table:style-name="ContextMenu.A2" office:value-type="string">
            <text:p text:style-name="P49">gets function to perform</text:p>
          </table:table-cell>
          <table:table-cell table:style-name="ContextMenu.B2" office:value-type="string">
            <text:p text:style-name="Table_20_Contents"/>
          </table:table-cell>
        </table:table-row>
      </table:table>
      <text:p text:style-name="P15"><text:span text:style-name="apple-style-span"><text:span text:style-name="T9"/></text:span></text:p>
      <text:h text:style-name="Heading_20_3" text:outline-level="3"><text:span text:style-name="apple-style-span"><text:span text:style-name="T33">E</text:span></text:span><text:span text:style-name="apple-style-span"><text:span text:style-name="T9">ndpoint</text:span></text:span></text:h>
      <text:list xml:id="list8622407133157536530" text:style-name="L3">
        <text:list-item>
          <text:p text:style-name="P27"><text:span text:style-name="apple-style-span"><text:span text:style-name="T25">Know</text:span></text:span><text:span text:style-name="apple-style-span"><text:span text:style-name="T26">s</text:span></text:span><text:span text:style-name="apple-style-span"><text:span text:style-name="T25"> content</text:span></text:span><text:span text:style-name="apple-style-span"><text:span text:style-name="T26">s </text:span></text:span><text:span text:style-name="apple-style-span"><text:span text:style-name="T27">of folder it represents</text:span></text:span></text:p>
        </text:list-item>
        <text:list-item>
          <text:p text:style-name="P28"><text:span text:style-name="apple-style-span"><text:span text:style-name="T27">Knows </text:span></text:span><text:span text:style-name="apple-style-span"><text:span text:style-name="T28">location of folder it represents</text:span></text:span></text:p>
        </text:list-item>
      </text:list>
      <text:p text:style-name="P15"><text:span text:style-name="apple-style-span"><text:span text:style-name="T9"/></text:span></text:p>
      <table:table table:name="Endpoint" table:style-name="Endpoint">
        <table:table-column table:style-name="Endpoint.A"/>
        <table:table-column table:style-name="Endpoint.B"/>
        <table:table-row>
          <table:table-cell table:style-name="Endpoint.A1" office:value-type="string">
            <text:p text:style-name="P51">Endpoint</text:p>
          </table:table-cell>
          <table:table-cell table:style-name="Endpoint.B1" office:value-type="string">
            <text:p text:style-name="Table_20_Contents"/>
          </table:table-cell>
        </table:table-row>
        <table:table-row>
          <table:table-cell table:style-name="Endpoint.A2" office:value-type="string">
            <text:p text:style-name="P60">knows contents of folder it represents</text:p>
          </table:table-cell>
          <table:table-cell table:style-name="Endpoint.B2" office:value-type="string">
            <text:p text:style-name="P61">Content</text:p>
          </table:table-cell>
        </table:table-row>
        <table:table-row>
          <table:table-cell table:style-name="Endpoint.A2" office:value-type="string">
            <text:p text:style-name="P60">knows location of folder it represents</text:p>
          </table:table-cell>
          <table:table-cell table:style-name="Endpoint.B2" office:value-type="string">
            <text:p text:style-name="Table_20_Contents"/>
          </table:table-cell>
        </table:table-row>
      </table:table>
      <text:p text:style-name="P15"><text:span text:style-name="apple-style-span"><text:span text:style-name="T9"/></text:span></text:p>
      <text:h text:style-name="Heading_20_3" text:outline-level="3"><text:span text:style-name="apple-style-span"><text:span text:style-name="T34">E</text:span></text:span><text:span text:style-name="apple-style-span"><text:span text:style-name="T33">ndpoint-set</text:span></text:span></text:h>
      <text:list xml:id="list2145860243259107894" text:style-name="L4">
        <text:list-item>
          <text:p text:style-name="P29"><text:span text:style-name="apple-style-span"><text:span text:style-name="T27">Knows </text:span></text:span><text:span text:style-name="apple-style-span"><text:span text:style-name="T29">two</text:span></text:span><text:span text:style-name="apple-style-span"><text:span text:style-name="T28"> endpoints which are matched</text:span></text:span></text:p>
        </text:list-item>
      </text:list>
      <text:p text:style-name="P15"><text:span text:style-name="apple-style-span"><text:span text:style-name="T9"/></text:span></text:p>
      <table:table table:name="EndpointPair" table:style-name="EndpointPair">
        <table:table-column table:style-name="EndpointPair.A"/>
        <table:table-column table:style-name="EndpointPair.B"/>
        <table:table-row>
          <table:table-cell table:style-name="EndpointPair.A1" office:value-type="string">
            <text:p text:style-name="P52">endpoint-set</text:p>
          </table:table-cell>
          <table:table-cell table:style-name="EndpointPair.B1" office:value-type="string">
            <text:p text:style-name="Table_20_Contents"/>
          </table:table-cell>
        </table:table-row>
        <table:table-row>
          <table:table-cell table:style-name="EndpointPair.A2" office:value-type="string">
            <text:p text:style-name="P62">knows two endpoints which are matched</text:p>
          </table:table-cell>
          <table:table-cell table:style-name="EndpointPair.B2" office:value-type="string">
            <text:p text:style-name="P63">Endpoint</text:p>
          </table:table-cell>
        </table:table-row>
      </table:table>
      <text:p text:style-name="P15"><text:span text:style-name="apple-style-span"><text:span text:style-name="T9"/></text:span></text:p>
      <text:p text:style-name="P15"><text:span text:style-name="apple-style-span"><text:span text:style-name="T9"/></text:span></text:p>
      <text:h text:style-name="Heading_20_3" text:outline-level="3"><text:soft-page-break/><text:span text:style-name="apple-style-span"><text:span text:style-name="T33">F</text:span></text:span><text:span text:style-name="apple-style-span"><text:span text:style-name="T9">older-dialog</text:span></text:span></text:h>
      <text:list xml:id="list8691271922207277126" text:style-name="L5">
        <text:list-item>
          <text:p text:style-name="P30"><text:span text:style-name="apple-style-span"><text:span text:style-name="T28">Gets location of a folder</text:span></text:span></text:p>
        </text:list-item>
      </text:list>
      <text:p text:style-name="P15"><text:span text:style-name="apple-style-span"><text:span text:style-name="T10"/></text:span></text:p>
      <table:table table:name="FolderDialog" table:style-name="FolderDialog">
        <table:table-column table:style-name="FolderDialog.A"/>
        <table:table-column table:style-name="FolderDialog.B"/>
        <table:table-row>
          <table:table-cell table:style-name="FolderDialog.A1" office:value-type="string">
            <text:p text:style-name="P53">Folder-dialog</text:p>
          </table:table-cell>
          <table:table-cell table:style-name="FolderDialog.B1" office:value-type="string">
            <text:p text:style-name="Table_20_Contents"/>
          </table:table-cell>
        </table:table-row>
        <table:table-row>
          <table:table-cell table:style-name="FolderDialog.A2" office:value-type="string">
            <text:p text:style-name="P64">gets location of a folder</text:p>
          </table:table-cell>
          <table:table-cell table:style-name="FolderDialog.B2" office:value-type="string">
            <text:p text:style-name="Table_20_Contents"/>
          </table:table-cell>
        </table:table-row>
      </table:table>
      <text:p text:style-name="P15"><text:span text:style-name="apple-style-span"><text:span text:style-name="T10"/></text:span></text:p>
      <text:h text:style-name="Heading_20_3" text:outline-level="3"><text:span text:style-name="apple-style-span"><text:span text:style-name="T33">A</text:span></text:span><text:span text:style-name="apple-style-span"><text:span text:style-name="T10">rtefact</text:span></text:span></text:h>
      <text:list xml:id="list1124680750162638362" text:style-name="L6">
        <text:list-item>
          <text:p text:style-name="P31"><text:span text:style-name="apple-style-span"><text:span text:style-name="T31">Knows with which endpoint it is associated</text:span></text:span></text:p>
        </text:list-item>
        <text:list-item>
          <text:p text:style-name="P32"><text:span text:style-name="apple-style-span"><text:span text:style-name="T28">Knows the storage details (location, name, size, date created, date modified) of the file it represents</text:span></text:span></text:p>
        </text:list-item>
      </text:list>
      <text:p text:style-name="P18"><text:span text:style-name="apple-style-span"><text:span text:style-name="T28"/></text:span></text:p>
      <table:table table:name="Artefact" table:style-name="Artefact">
        <table:table-column table:style-name="Artefact.A"/>
        <table:table-column table:style-name="Artefact.B"/>
        <table:table-row>
          <table:table-cell table:style-name="Artefact.A1" office:value-type="string">
            <text:p text:style-name="P54">Artefact</text:p>
          </table:table-cell>
          <table:table-cell table:style-name="Artefact.B1" office:value-type="string">
            <text:p text:style-name="Table_20_Contents"/>
          </table:table-cell>
        </table:table-row>
        <table:table-row>
          <table:table-cell table:style-name="Artefact.A2" office:value-type="string">
            <text:p text:style-name="P65">knows with which endpoint it is associated</text:p>
          </table:table-cell>
          <table:table-cell table:style-name="Artefact.B2" office:value-type="string">
            <text:p text:style-name="P66">Endpoint</text:p>
          </table:table-cell>
        </table:table-row>
        <table:table-row>
          <table:table-cell table:style-name="Artefact.A2" office:value-type="string">
            <text:p text:style-name="P65">knows the storage details (location, name, size, date created, date modified) of the file it represents</text:p>
          </table:table-cell>
          <table:table-cell table:style-name="Artefact.B2" office:value-type="string">
            <text:p text:style-name="Table_20_Contents"/>
          </table:table-cell>
        </table:table-row>
      </table:table>
      <text:p text:style-name="P18"><text:span text:style-name="apple-style-span"><text:span text:style-name="T28"/></text:span></text:p>
      <text:h text:style-name="P47" text:outline-level="2"><text:span text:style-name="apple-style-span"><text:span text:style-name="T5">Monitor</text:span></text:span></text:h>
      <text:h text:style-name="Heading_20_3" text:outline-level="3"><text:span text:style-name="apple-style-span"><text:span text:style-name="T12">ConfigMonitor</text:span></text:span></text:h>
      <text:list xml:id="list8390545672696307260" text:style-name="L7">
        <text:list-item>
          <text:p text:style-name="P33"><text:span text:style-name="apple-style-span"><text:span text:style-name="T29">D</text:span></text:span><text:span text:style-name="apple-style-span"><text:span text:style-name="T22">etects changes in </text:span></text:span><text:span text:style-name="apple-style-span"><text:span text:style-name="T29">endpoint-artefacts</text:span></text:span></text:p>
        </text:list-item>
        <text:list-item>
          <text:p text:style-name="P34"><text:span text:style-name="apple-style-span"><text:span text:style-name="T29">Determines which artefacts in an endpoint-set are unsynchronised</text:span></text:span></text:p>
        </text:list-item>
        <text:list-item>
          <text:p text:style-name="P34"><text:span text:style-name="apple-style-span"><text:span text:style-name="T29">Stores </text:span></text:span><text:span text:style-name="apple-style-span"><text:span text:style-name="T30">details of </text:span></text:span><text:span text:style-name="apple-style-span"><text:span text:style-name="T29">unsynchronised artefacts</text:span></text:span></text:p>
        </text:list-item>
      </text:list>
      <text:p text:style-name="P17"><text:span text:style-name="apple-style-span"><text:span text:style-name="T29"/></text:span></text:p>
      <table:table table:name="ConfigMonitor" table:style-name="ConfigMonitor">
        <table:table-column table:style-name="ConfigMonitor.A"/>
        <table:table-column table:style-name="ConfigMonitor.B"/>
        <table:table-row>
          <table:table-cell table:style-name="ConfigMonitor.A1" office:value-type="string">
            <text:p text:style-name="P55">ConfigMonitor</text:p>
          </table:table-cell>
          <table:table-cell table:style-name="ConfigMonitor.B1" office:value-type="string">
            <text:p text:style-name="Table_20_Contents"/>
          </table:table-cell>
        </table:table-row>
        <table:table-row>
          <table:table-cell table:style-name="ConfigMonitor.A2" office:value-type="string">
            <text:p text:style-name="P67">detects changes in endpoint-artefacts</text:p>
          </table:table-cell>
          <table:table-cell table:style-name="ConfigMonitor.B2" office:value-type="string">
            <text:p text:style-name="P68">Notification, Endpoint, Artefact</text:p>
          </table:table-cell>
        </table:table-row>
        <table:table-row>
          <table:table-cell table:style-name="ConfigMonitor.A2" office:value-type="string">
            <text:p text:style-name="P67">determines which artefacts in an endpoint-set are unsynchronised</text:p>
          </table:table-cell>
          <table:table-cell table:style-name="ConfigMonitor.B2" office:value-type="string">
            <text:p text:style-name="P68">Artefact, Endpoint, Endpoint-set</text:p>
          </table:table-cell>
        </table:table-row>
        <table:table-row>
          <table:table-cell table:style-name="ConfigMonitor.A2" office:value-type="string">
            <text:p text:style-name="P67">stores details of unsynchronised artefacts</text:p>
          </table:table-cell>
          <table:table-cell table:style-name="ConfigMonitor.B2" office:value-type="string">
            <text:p text:style-name="P23"><text:span text:style-name="T41">Unsynched-artefacts list, </text:span><text:span text:style-name="T40">Artefact, Endpoint, Endpoint-set</text:span></text:p>
          </table:table-cell>
        </table:table-row>
      </table:table>
      <text:p text:style-name="P17"><text:span text:style-name="apple-style-span"><text:span text:style-name="T29"/></text:span></text:p>
      <text:h text:style-name="Heading_20_3" text:outline-level="3"><text:span text:style-name="apple-style-span"><text:span text:style-name="T33">N</text:span></text:span><text:span text:style-name="apple-style-span"><text:span text:style-name="T12">otification</text:span></text:span></text:h>
      <text:list xml:id="list5987483725711930634" text:style-name="L8">
        <text:list-item>
          <text:p text:style-name="P35"><text:span text:style-name="apple-style-span"><text:span text:style-name="T30">Gets a message with details of event</text:span></text:span></text:p>
        </text:list-item>
      </text:list>
      <text:p text:style-name="P15"><text:span text:style-name="apple-style-span"><text:span text:style-name="T12"/></text:span></text:p>
      <table:table table:name="Notification" table:style-name="Notification">
        <table:table-column table:style-name="Notification.A"/>
        <table:table-column table:style-name="Notification.B"/>
        <table:table-row>
          <table:table-cell table:style-name="Notification.A1" office:value-type="string">
            <text:p text:style-name="P55">Notification</text:p>
          </table:table-cell>
          <table:table-cell table:style-name="Notification.B1" office:value-type="string">
            <text:p text:style-name="Table_20_Contents"/>
          </table:table-cell>
        </table:table-row>
        <table:table-row>
          <table:table-cell table:style-name="Notification.A2" office:value-type="string">
            <text:p text:style-name="P67">gets a message with details of event</text:p>
          </table:table-cell>
          <table:table-cell table:style-name="Notification.B2" office:value-type="string">
            <text:p text:style-name="Table_20_Contents"/>
          </table:table-cell>
        </table:table-row>
      </table:table>
      <text:p text:style-name="P15"><text:span text:style-name="apple-style-span"><text:span text:style-name="T12"/></text:span></text:p>
      <text:h text:style-name="Heading_20_3" text:outline-level="3"><text:soft-page-break/><text:span text:style-name="apple-style-span"><text:span text:style-name="T33">C</text:span></text:span><text:span text:style-name="apple-style-span"><text:span text:style-name="T12">hange</text:span></text:span></text:h>
      <text:list xml:id="list7869930331309376005" text:style-name="L9">
        <text:list-item>
          <text:p text:style-name="P42"><text:span text:style-name="apple-style-span"><text:span text:style-name="T35">Knows the type of change that occurred</text:span></text:span></text:p>
        </text:list-item>
        <text:list-item>
          <text:p text:style-name="P43"><text:span text:style-name="apple-style-span"><text:span text:style-name="T35">Know which endpoint the change refers to</text:span></text:span></text:p>
        </text:list-item>
      </text:list>
      <text:p text:style-name="P15"><text:span text:style-name="apple-style-span"><text:span text:style-name="T13"/></text:span></text:p>
      <table:table table:name="Change" table:style-name="Change">
        <table:table-column table:style-name="Change.A"/>
        <table:table-column table:style-name="Change.B"/>
        <table:table-row>
          <table:table-cell table:style-name="Change.A1" office:value-type="string">
            <text:p text:style-name="P56">Change</text:p>
          </table:table-cell>
          <table:table-cell table:style-name="Change.B1" office:value-type="string">
            <text:p text:style-name="Table_20_Contents"/>
          </table:table-cell>
        </table:table-row>
        <table:table-row>
          <table:table-cell table:style-name="Change.A2" office:value-type="string">
            <text:p text:style-name="P69">knows the type of change that occurred</text:p>
          </table:table-cell>
          <table:table-cell table:style-name="Change.B2" office:value-type="string">
            <text:p text:style-name="P70">Notification</text:p>
          </table:table-cell>
        </table:table-row>
        <table:table-row>
          <table:table-cell table:style-name="Change.A2" office:value-type="string">
            <text:p text:style-name="P69">know which endpoint the change refers to</text:p>
          </table:table-cell>
          <table:table-cell table:style-name="Change.B2" office:value-type="string">
            <text:p text:style-name="P71">Endpoint, Artefact</text:p>
          </table:table-cell>
        </table:table-row>
      </table:table>
      <text:p text:style-name="P15"><text:span text:style-name="apple-style-span"><text:span text:style-name="T13"/></text:span></text:p>
      <text:h text:style-name="Heading_20_3" text:outline-level="3"><text:span text:style-name="apple-style-span"><text:span text:style-name="T33">C</text:span></text:span><text:span text:style-name="apple-style-span"><text:span text:style-name="T13">ontent</text:span></text:span></text:h>
      <text:list xml:id="list5100896964671799222" text:style-name="L10">
        <text:list-item>
          <text:p text:style-name="P36"><text:span text:style-name="apple-style-span"><text:span text:style-name="T30">Knows the endpoint with which it is associated</text:span></text:span></text:p>
        </text:list-item>
        <text:list-item>
          <text:p text:style-name="P36"><text:span text:style-name="apple-style-span"><text:span text:style-name="T30">Knows which artefacts are contained within the endpoint</text:span></text:span></text:p>
        </text:list-item>
      </text:list>
      <text:p text:style-name="P15"><text:span text:style-name="apple-style-span"><text:span text:style-name="T15"/></text:span></text:p>
      <table:table table:name="Content" table:style-name="Content">
        <table:table-column table:style-name="Content.A"/>
        <table:table-column table:style-name="Content.B"/>
        <table:table-row>
          <table:table-cell table:style-name="Content.A1" office:value-type="string">
            <text:p text:style-name="P56">Content</text:p>
          </table:table-cell>
          <table:table-cell table:style-name="Content.B1" office:value-type="string">
            <text:p text:style-name="Table_20_Contents"/>
          </table:table-cell>
        </table:table-row>
        <table:table-row>
          <table:table-cell table:style-name="Content.A2" office:value-type="string">
            <text:p text:style-name="P69">knows the endpoint with which it is associated</text:p>
          </table:table-cell>
          <table:table-cell table:style-name="Content.B2" office:value-type="string">
            <text:p text:style-name="P72">Endpoint</text:p>
          </table:table-cell>
        </table:table-row>
        <table:table-row>
          <table:table-cell table:style-name="Content.A2" office:value-type="string">
            <text:p text:style-name="P69">knows which artefacts are contained within the endpoint</text:p>
          </table:table-cell>
          <table:table-cell table:style-name="Content.B2" office:value-type="string">
            <text:p text:style-name="P24"><text:span text:style-name="T42">Endpoint, </text:span><text:span text:style-name="T43">Artefact</text:span></text:p>
          </table:table-cell>
        </table:table-row>
      </table:table>
      <text:p text:style-name="P15"><text:span text:style-name="apple-style-span"><text:span text:style-name="T15"/></text:span></text:p>
      <text:h text:style-name="Heading_20_3" text:outline-level="3"><text:span text:style-name="apple-style-span"><text:span text:style-name="T33">U</text:span></text:span><text:span text:style-name="apple-style-span"><text:span text:style-name="T15">nsynched-artefacts list</text:span></text:span></text:h>
      <text:list xml:id="list4581886244245851091" text:style-name="L11">
        <text:list-item>
          <text:p text:style-name="P37"><text:span text:style-name="apple-style-span"><text:span text:style-name="T30">Knows with which endpoint-set it is associated </text:span></text:span></text:p>
        </text:list-item>
        <text:list-item>
          <text:p text:style-name="P37"><text:span text:style-name="apple-style-span"><text:span text:style-name="T30">Knows which artefacts in the endpoint-set are unsynchronised</text:span></text:span></text:p>
        </text:list-item>
      </text:list>
      <text:p text:style-name="P15"><text:span text:style-name="apple-style-span"><text:span text:style-name="T14"/></text:span></text:p>
      <table:table table:name="Unsynched-artefactslist" table:style-name="Unsynched-artefactslist">
        <table:table-column table:style-name="Unsynched-artefactslist.A"/>
        <table:table-column table:style-name="Unsynched-artefactslist.B"/>
        <table:table-row>
          <table:table-cell table:style-name="Unsynched-artefactslist.A1" office:value-type="string">
            <text:p text:style-name="P57">Unsynched-artefacts list</text:p>
          </table:table-cell>
          <table:table-cell table:style-name="Unsynched-artefactslist.B1" office:value-type="string">
            <text:p text:style-name="Table_20_Contents"/>
          </table:table-cell>
        </table:table-row>
        <table:table-row>
          <table:table-cell table:style-name="Unsynched-artefactslist.A2" office:value-type="string">
            <text:p text:style-name="P73">knows with which endpoint-set it is associated</text:p>
          </table:table-cell>
          <table:table-cell table:style-name="Unsynched-artefactslist.B2" office:value-type="string">
            <text:p text:style-name="P74">Endpoint-set</text:p>
          </table:table-cell>
        </table:table-row>
        <table:table-row>
          <table:table-cell table:style-name="Unsynched-artefactslist.A2" office:value-type="string">
            <text:p text:style-name="P73">knows which artefacts in the endpoint-set are unsynchronised</text:p>
          </table:table-cell>
          <table:table-cell table:style-name="Unsynched-artefactslist.B2" office:value-type="string">
            <text:p text:style-name="P74">Endpoint-set, Endpoint, Artefact</text:p>
          </table:table-cell>
        </table:table-row>
      </table:table>
      <text:p text:style-name="P15"><text:span text:style-name="apple-style-span"><text:span text:style-name="T14"/></text:span></text:p>
      <text:h text:style-name="Heading_20_3" text:outline-level="3"><text:span text:style-name="apple-style-span"><text:span text:style-name="T33">E</text:span></text:span><text:span text:style-name="apple-style-span"><text:span text:style-name="T14">xceptions-list</text:span></text:span></text:h>
      <text:list xml:id="list8794810712751644787" text:style-name="L12">
        <text:list-item>
          <text:p text:style-name="P38"><text:span text:style-name="apple-style-span"><text:span text:style-name="T30">Knows which artefacts in the endpoint-set are not to be synchronised</text:span></text:span></text:p>
        </text:list-item>
      </text:list>
      <text:p text:style-name="P15"><text:span text:style-name="apple-style-span"><text:span text:style-name="T15"/></text:span></text:p>
      <table:table table:name="Exceptions-list" table:style-name="Exceptions-list">
        <table:table-column table:style-name="Exceptions-list.A"/>
        <table:table-column table:style-name="Exceptions-list.B"/>
        <table:table-row>
          <table:table-cell table:style-name="Exceptions-list.A1" office:value-type="string">
            <text:p text:style-name="P58">Exceptions-list</text:p>
          </table:table-cell>
          <table:table-cell table:style-name="Exceptions-list.B1" office:value-type="string">
            <text:p text:style-name="Table_20_Contents"/>
          </table:table-cell>
        </table:table-row>
        <table:table-row>
          <table:table-cell table:style-name="Exceptions-list.A2" office:value-type="string">
            <text:p text:style-name="P76">knows which artefacts in the endpoint-set are not to be synchronised</text:p>
          </table:table-cell>
          <table:table-cell table:style-name="Exceptions-list.B2" office:value-type="string">
            <text:p text:style-name="P75">Endpoint-set, Endpoint, Artefact</text:p>
          </table:table-cell>
        </table:table-row>
      </table:table>
      <text:p text:style-name="P15"><text:span text:style-name="apple-style-span"><text:span text:style-name="T15"/></text:span></text:p>
      <text:h text:style-name="Heading_20_3" text:outline-level="3"><text:span text:style-name="apple-style-span"><text:span text:style-name="T33">S</text:span></text:span><text:span text:style-name="apple-style-span"><text:span text:style-name="T15">ynchMonitor</text:span></text:span></text:h>
      <text:list xml:id="list5323016713078625220" text:style-name="L13">
        <text:list-item>
          <text:p text:style-name="P39"><text:span text:style-name="apple-style-span"><text:span text:style-name="T23">An active entity which synchronises artefacts listed in the unsynched-artefacts list</text:span></text:span></text:p>
        </text:list-item>
        <text:list-item>
          <text:p text:style-name="P40"><text:span text:style-name="apple-style-span"><text:span text:style-name="T29">D</text:span></text:span><text:span text:style-name="apple-style-span"><text:span text:style-name="T22">etects changes in </text:span></text:span><text:span text:style-name="apple-style-span"><text:span text:style-name="T31">the list of unsynchronised </text:span></text:span><text:span text:style-name="apple-style-span"><text:span text:style-name="T29">artefacts</text:span></text:span></text:p>
        </text:list-item>
        <text:list-item>
          <text:p text:style-name="P40"><text:soft-page-break/><text:span text:style-name="apple-style-span"><text:span text:style-name="T29">Determines wh</text:span></text:span><text:span text:style-name="apple-style-span"><text:span text:style-name="T32">ether each</text:span></text:span><text:span text:style-name="apple-style-span"><text:span text:style-name="T29"> unsynchronised </text:span></text:span><text:span text:style-name="apple-style-span"><text:span text:style-name="T32">artefact has been synchronised</text:span></text:span></text:p>
        </text:list-item>
        <text:list-item>
          <text:p text:style-name="P40"><text:span text:style-name="apple-style-span"><text:span text:style-name="T29">Stores </text:span></text:span><text:span text:style-name="apple-style-span"><text:span text:style-name="T30">details of </text:span></text:span><text:span text:style-name="apple-style-span"><text:span text:style-name="T29">unsynchronised artefacts</text:span></text:span></text:p>
        </text:list-item>
      </text:list>
      <text:p text:style-name="P19"><text:span text:style-name="apple-style-span"><text:span text:style-name="T29"/></text:span></text:p>
      <table:table table:name="SynchMonitor" table:style-name="SynchMonitor">
        <table:table-column table:style-name="SynchMonitor.A"/>
        <table:table-column table:style-name="SynchMonitor.B"/>
        <table:table-row>
          <table:table-cell table:style-name="SynchMonitor.A1" office:value-type="string">
            <text:p text:style-name="P59">SynchMonitor</text:p>
          </table:table-cell>
          <table:table-cell table:style-name="SynchMonitor.B1" office:value-type="string">
            <text:p text:style-name="Table_20_Contents"/>
          </table:table-cell>
        </table:table-row>
        <table:table-row>
          <table:table-cell table:style-name="SynchMonitor.A2" office:value-type="string">
            <text:p text:style-name="P77">an active entity which synchronises artefacts listed in the unsynched-artefacts list</text:p>
          </table:table-cell>
          <table:table-cell table:style-name="SynchMonitor.B2" office:value-type="string">
            <text:p text:style-name="P78">Unsynched-artefacts list, <text:span text:style-name="T44">Exceptions-list</text:span>, Artefact, Endpoint, Endpoint-set</text:p>
          </table:table-cell>
        </table:table-row>
        <table:table-row>
          <table:table-cell table:style-name="SynchMonitor.A2" office:value-type="string">
            <text:p text:style-name="P77">detects changes in the list of unsynchronised artefacts</text:p>
          </table:table-cell>
          <table:table-cell table:style-name="SynchMonitor.B2" office:value-type="string">
            <text:p text:style-name="P78">Notification, Change, Unsynched-artefacts list</text:p>
          </table:table-cell>
        </table:table-row>
        <table:table-row>
          <table:table-cell table:style-name="SynchMonitor.A2" office:value-type="string">
            <text:p text:style-name="P21"><text:span text:style-name="T37">determines whether each unsynchronised </text:span><text:span text:style-name="T38">-</text:span><text:span text:style-name="T37">artefact has been synchronised</text:span></text:p>
          </table:table-cell>
          <table:table-cell table:style-name="SynchMonitor.B2" office:value-type="string">
            <text:p text:style-name="P79">Unsynched-artefacts list, Artefact, Endpoint, Endpoint-set</text:p>
          </table:table-cell>
        </table:table-row>
        <table:table-row>
          <table:table-cell table:style-name="SynchMonitor.A2" office:value-type="string">
            <text:p text:style-name="P77">stores details of unsynchronised artefacts</text:p>
          </table:table-cell>
          <table:table-cell table:style-name="SynchMonitor.B2" office:value-type="string">
            <text:p text:style-name="P80">Unsynched-artefacts list, Artefact, Endpoint, Endpoint-set</text:p>
          </table:table-cell>
        </table:table-row>
      </table:table>
      <text:p text:style-name="P19"><text:span text:style-name="apple-style-span"><text:span text:style-name="T2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name-asian="Times New Roman" style:font-size-asian="26pt" style:font-weight-asian="bold" style:font-name-complex="Cambria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Sinclair</meta:initial-creator>
    <meta:creation-date>2013-03-14T12:28:19</meta:creation-date>
    <dc:date>2013-03-20T17:24:04</dc:date>
    <dc:creator>Jim Sinclair</dc:creator>
    <meta:editing-duration>P1DT3H38M2S</meta:editing-duration>
    <meta:editing-cycles>83</meta:editing-cycles>
    <meta:generator>LibreOffice/4.0.1.2$MacOSX_x86 LibreOffice_project/84102822e3d61eb989ddd325abf1ac077904985</meta:generator>
    <meta:document-statistic meta:table-count="13" meta:image-count="0" meta:object-count="0" meta:page-count="6" meta:paragraph-count="140" meta:word-count="747" meta:character-count="5465" meta:non-whitespace-character-count="4881"/>
  </office:meta>
</office:document-meta>
</file>